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bold" officeooo:rsid="0004b45e" officeooo:paragraph-rsid="0004b45e" style:font-weight-asian="bold" style:font-weight-complex="bold"/>
    </style:style>
    <style:style style:name="P2" style:family="paragraph" style:parent-style-name="Standard">
      <style:paragraph-properties fo:line-height="150%" fo:text-align="justify" style:justify-single-word="false"/>
      <style:text-properties style:font-name="Times New Roman" fo:font-weight="bold" officeooo:rsid="000568a6" officeooo:paragraph-rsid="000568a6" style:font-weight-asian="bold" style:font-weight-complex="bold"/>
    </style:style>
    <style:style style:name="P3" style:family="paragraph" style:parent-style-name="Standard">
      <style:paragraph-properties fo:line-height="150%" fo:text-align="justify" style:justify-single-word="false"/>
      <style:text-properties style:font-name="Times New Roman" fo:font-style="italic" officeooo:rsid="001fd0b7" officeooo:paragraph-rsid="002131b9" style:font-style-asian="italic" style:font-style-complex="italic"/>
    </style:style>
    <style:style style:name="P4" style:family="paragraph" style:parent-style-name="Standard">
      <style:paragraph-properties fo:line-height="150%"/>
      <style:text-properties style:font-name="Times New Roman" fo:font-style="italic" fo:font-weight="normal" officeooo:rsid="00063d8f" style:font-style-asian="italic" style:font-weight-asian="normal" style:font-style-complex="italic" style:font-weight-complex="normal"/>
    </style:style>
    <style:style style:name="P5" style:family="paragraph" style:parent-style-name="Standard">
      <style:paragraph-properties fo:line-height="150%" fo:text-align="justify" style:justify-single-word="false"/>
      <style:text-properties style:font-name="Times New Roman" fo:font-style="normal" officeooo:rsid="002131b9" officeooo:paragraph-rsid="002131b9" style:font-style-asian="normal" style:font-style-complex="normal"/>
    </style:style>
    <style:style style:name="P6" style:family="paragraph" style:parent-style-name="Standard">
      <style:paragraph-properties fo:line-height="150%" fo:text-align="justify" style:justify-single-word="false"/>
      <style:text-properties style:font-name="Times New Roman" fo:font-style="normal" officeooo:rsid="00063d8f" officeooo:paragraph-rsid="00063d8f" style:font-style-asian="normal" style:font-style-complex="normal"/>
    </style:style>
    <style:style style:name="P7" style:family="paragraph" style:parent-style-name="Standard">
      <style:paragraph-properties fo:line-height="150%" fo:text-align="justify" style:justify-single-word="false"/>
      <style:text-properties style:font-name="Times New Roman" fo:font-style="normal" officeooo:rsid="002a5603" officeooo:paragraph-rsid="002a5603" style:font-style-asian="normal" style:font-style-complex="normal"/>
    </style:style>
    <style:style style:name="P8" style:family="paragraph" style:parent-style-name="Standard">
      <style:paragraph-properties fo:line-height="150%" fo:text-align="justify" style:justify-single-word="false"/>
      <style:text-properties style:font-name="Times New Roman" fo:font-style="normal" officeooo:rsid="002aef0b" officeooo:paragraph-rsid="002aef0b" style:font-style-asian="normal" style:font-style-complex="normal"/>
    </style:style>
    <style:style style:name="P9" style:family="paragraph" style:parent-style-name="Standard">
      <style:paragraph-properties fo:line-height="150%" fo:text-align="justify" style:justify-single-word="false"/>
      <style:text-properties style:font-name="Times New Roman" officeooo:rsid="000568a6" officeooo:paragraph-rsid="000568a6"/>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text-properties officeooo:paragraph-rsid="000568a6"/>
    </style:style>
    <style:style style:name="P12" style:family="paragraph" style:parent-style-name="Standard">
      <style:paragraph-properties fo:line-height="150%" fo:text-align="justify" style:justify-single-word="false"/>
      <style:text-properties officeooo:paragraph-rsid="001fd0b7"/>
    </style:style>
    <style:style style:name="P13" style:family="paragraph" style:parent-style-name="Standard">
      <style:paragraph-properties fo:line-height="150%" fo:text-align="justify" style:justify-single-word="false"/>
      <style:text-properties officeooo:rsid="0023f1f2" officeooo:paragraph-rsid="0023f1f2"/>
    </style:style>
    <style:style style:name="P14" style:family="paragraph" style:parent-style-name="Standard">
      <style:paragraph-properties fo:line-height="150%" fo:text-align="justify" style:justify-single-word="false"/>
      <style:text-properties officeooo:rsid="0024fe95" officeooo:paragraph-rsid="0024fe95"/>
    </style:style>
    <style:style style:name="P15" style:family="paragraph" style:parent-style-name="Standard">
      <style:paragraph-properties fo:line-height="150%" fo:text-align="justify" style:justify-single-word="false"/>
      <style:text-properties fo:font-style="normal" officeooo:paragraph-rsid="002131b9" style:font-style-asian="normal" style:font-style-complex="normal"/>
    </style:style>
    <style:style style:name="P16" style:family="paragraph" style:parent-style-name="Heading_20_1">
      <style:paragraph-properties fo:line-height="150%"/>
    </style:style>
    <style:style style:name="P17" style:family="paragraph" style:parent-style-name="Heading_20_1">
      <style:paragraph-properties fo:line-height="150%" fo:text-align="justify" style:justify-single-word="false" fo:break-before="page"/>
      <style:text-properties style:font-name="Times New Roman" fo:font-style="italic" officeooo:rsid="00063d8f" officeooo:paragraph-rsid="002c2070" style:font-style-asian="italic" style:font-style-complex="italic"/>
    </style:style>
    <style:style style:name="P18" style:family="paragraph" style:parent-style-name="Heading_20_2">
      <style:paragraph-properties fo:line-height="150%"/>
    </style:style>
    <style:style style:name="P19" style:family="paragraph" style:parent-style-name="Heading_20_3">
      <style:paragraph-properties fo:line-height="150%"/>
    </style:style>
    <style:style style:name="P20" style:family="paragraph" style:parent-style-name="Standard">
      <style:paragraph-properties fo:line-height="150%" fo:text-align="justify" style:justify-single-word="false"/>
      <style:text-properties style:font-name="Times New Roman" fo:font-style="normal" officeooo:rsid="002aef0b" officeooo:paragraph-rsid="002aef0b" style:font-style-asian="normal" style:font-style-complex="normal"/>
    </style:style>
    <style:style style:name="P21" style:family="paragraph" style:parent-style-name="Standard" style:list-style-name="L2">
      <style:paragraph-properties fo:line-height="150%" fo:text-align="justify" style:justify-single-word="false"/>
      <style:text-properties style:font-name="Times New Roman" fo:font-style="normal" officeooo:rsid="002aef0b" officeooo:paragraph-rsid="002aef0b" style:font-style-asian="normal" style:font-style-complex="normal"/>
    </style:style>
    <style:style style:name="P22" style:family="paragraph" style:parent-style-name="Standard" style:list-style-name="L2">
      <style:paragraph-properties fo:line-height="150%" fo:text-align="justify" style:justify-single-word="false"/>
      <style:text-properties style:font-name="Times New Roman" fo:font-style="normal" officeooo:rsid="002aef0b" officeooo:paragraph-rsid="0033dc48" style:font-style-asian="normal" style:font-style-complex="normal"/>
    </style:style>
    <style:style style:name="P23" style:family="paragraph" style:parent-style-name="Standard">
      <style:paragraph-properties fo:line-height="150%" fo:text-align="justify" style:justify-single-word="false"/>
      <style:text-properties style:font-name="Times New Roman" fo:font-style="normal" officeooo:rsid="002aef0b" officeooo:paragraph-rsid="00350c66" style:font-style-asian="normal" style:font-style-complex="normal"/>
    </style:style>
    <style:style style:name="P24" style:family="paragraph" style:parent-style-name="Standard">
      <style:paragraph-properties fo:line-height="150%" fo:text-align="justify" style:justify-single-word="false"/>
      <style:text-properties style:font-name="Times New Roman" fo:font-style="normal" officeooo:rsid="002131b9" officeooo:paragraph-rsid="002131b9" style:font-style-asian="normal" style:font-style-complex="normal"/>
    </style:style>
    <style:style style:name="P25" style:family="paragraph" style:parent-style-name="Standard">
      <style:paragraph-properties fo:line-height="150%" fo:text-align="justify" style:justify-single-word="false"/>
      <style:text-properties style:font-name="Times New Roman" fo:font-style="normal" officeooo:rsid="001fd0b7" officeooo:paragraph-rsid="001fd0b7" style:font-style-asian="normal" style:font-style-complex="normal"/>
    </style:style>
    <style:style style:name="P26" style:family="paragraph" style:parent-style-name="Standard">
      <style:paragraph-properties fo:line-height="150%" fo:text-align="justify" style:justify-single-word="false"/>
      <style:text-properties style:font-name="Times New Roman" fo:font-style="italic" officeooo:rsid="001fd0b7" officeooo:paragraph-rsid="001fd0b7" style:font-style-asian="italic" style:font-style-complex="italic"/>
    </style:style>
    <style:style style:name="P27" style:family="paragraph" style:parent-style-name="Standard" style:list-style-name="L1">
      <style:paragraph-properties fo:line-height="150%" fo:text-align="justify" style:justify-single-word="false"/>
      <style:text-properties officeooo:rsid="0023f1f2" officeooo:paragraph-rsid="0023f1f2"/>
    </style:style>
    <style:style style:name="P28" style:family="paragraph" style:parent-style-name="Standard" style:list-style-name="L2">
      <style:paragraph-properties fo:line-height="150%" fo:text-align="justify" style:justify-single-word="false"/>
      <style:text-properties officeooo:paragraph-rsid="002aef0b"/>
    </style:style>
    <style:style style:name="P29" style:family="paragraph" style:parent-style-name="Standard" style:list-style-name="L2">
      <style:paragraph-properties fo:line-height="150%" fo:text-align="justify" style:justify-single-word="false"/>
      <style:text-properties officeooo:paragraph-rsid="0033dc48"/>
    </style:style>
    <style:style style:name="P30" style:family="paragraph">
      <style:paragraph-properties fo:text-align="center"/>
    </style:style>
    <style:style style:name="T1" style:family="text">
      <style:text-properties officeooo:rsid="000568a6"/>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1fd0b7"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Times New Roman" fo:font-weight="bold" officeooo:rsid="000568a6" style:font-weight-asian="bold" style:font-weight-complex="bold"/>
    </style:style>
    <style:style style:name="T7" style:family="text">
      <style:text-properties style:font-name="Times New Roman" fo:font-weight="bold" officeooo:rsid="001d4df0" style:font-weight-asian="bold" style:font-weight-complex="bold"/>
    </style:style>
    <style:style style:name="T8" style:family="text">
      <style:text-properties style:font-name="Times New Roman" fo:font-weight="bold" officeooo:rsid="000f3ca0" style:font-weight-asian="bold" style:font-weight-complex="bold"/>
    </style:style>
    <style:style style:name="T9" style:family="text">
      <style:text-properties style:font-name="Times New Roman" fo:font-style="italic" fo:font-weight="bold" officeooo:rsid="000dbdae" style:font-style-asian="italic" style:font-weight-asian="bold" style:font-style-complex="italic" style:font-weight-complex="bold"/>
    </style:style>
    <style:style style:name="T10" style:family="text">
      <style:text-properties style:font-name="Times New Roman" fo:font-style="italic" fo:font-weight="bold" officeooo:rsid="001d4df0" style:font-style-asian="italic" style:font-weight-asian="bold" style:font-style-complex="italic" style:font-weight-complex="bold"/>
    </style:style>
    <style:style style:name="T11" style:family="text">
      <style:text-properties style:font-name="Times New Roman" fo:font-style="italic" fo:font-weight="bold" officeooo:rsid="000568a6" style:font-style-asian="italic" style:font-weight-asian="bold" style:font-style-complex="italic" style:font-weight-complex="bold"/>
    </style:style>
    <style:style style:name="T12" style:family="text">
      <style:text-properties style:font-name="Times New Roman" fo:font-style="italic" fo:font-weight="bold" officeooo:rsid="002131b9" style:font-style-asian="italic" style:font-weight-asian="bold" style:font-style-complex="italic" style:font-weight-complex="bold"/>
    </style:style>
    <style:style style:name="T13" style:family="text">
      <style:text-properties style:font-name="Times New Roman" officeooo:rsid="002131b9"/>
    </style:style>
    <style:style style:name="T14" style:family="text">
      <style:text-properties style:font-name="Times New Roman" officeooo:rsid="002156ed"/>
    </style:style>
    <style:style style:name="T15" style:family="text">
      <style:text-properties style:font-name="Times New Roman" fo:font-style="normal" officeooo:rsid="002aef0b" style:font-style-asian="normal" style:font-style-complex="normal"/>
    </style:style>
    <style:style style:name="T16" style:family="text">
      <style:text-properties style:font-name="Times New Roman" fo:font-style="normal" officeooo:rsid="0033dc48" style:font-style-asian="normal" style:font-style-complex="normal"/>
    </style:style>
    <style:style style:name="T17" style:family="text">
      <style:text-properties style:font-name="Times New Roman" fo:font-style="normal" fo:font-weight="bold" officeooo:rsid="0033dc48" style:font-style-asian="normal" style:font-weight-asian="bold" style:font-style-complex="normal" style:font-weight-complex="bold"/>
    </style:style>
    <style:style style:name="T18" style:family="text">
      <style:text-properties style:font-name="Times New Roman" fo:font-style="normal" fo:font-weight="bold" officeooo:rsid="002aef0b" style:font-style-asian="normal" style:font-weight-asian="bold" style:font-style-complex="normal" style:font-weight-complex="bold"/>
    </style:style>
    <style:style style:name="T19" style:family="text">
      <style:text-properties officeooo:rsid="001fd0b7"/>
    </style:style>
    <style:style style:name="T20" style:family="text">
      <style:text-properties fo:font-weight="bold" style:font-weight-asian="bold" style:font-weight-complex="bold"/>
    </style:style>
    <style:style style:name="T21" style:family="text">
      <style:text-properties fo:font-weight="bold" officeooo:rsid="0024fe95" style:font-weight-asian="bold" style:font-weight-complex="bold"/>
    </style:style>
    <style:style style:name="T22" style:family="text">
      <style:text-properties fo:font-weight="bold" officeooo:rsid="000568a6" style:font-weight-asian="bold" style:font-weight-complex="bold"/>
    </style:style>
    <style:style style:name="T23" style:family="text">
      <style:text-properties fo:font-weight="bold" officeooo:rsid="0033dc48" style:font-weight-asian="bold" style:font-weight-complex="bold"/>
    </style:style>
    <style:style style:name="T24" style:family="text">
      <style:text-properties officeooo:rsid="0024fe95"/>
    </style:style>
    <style:style style:name="T25" style:family="text">
      <style:text-properties officeooo:rsid="0026c2c1"/>
    </style:style>
    <style:style style:name="T26" style:family="text">
      <style:text-properties officeooo:rsid="002a5603"/>
    </style:style>
    <style:style style:name="T27" style:family="text">
      <style:text-properties officeooo:rsid="002aef0b"/>
    </style:style>
    <style:style style:name="T28" style:family="text">
      <style:text-properties officeooo:rsid="003142db"/>
    </style:style>
    <style:style style:name="T29" style:family="text">
      <style:text-properties officeooo:rsid="0033dc48"/>
    </style:style>
    <style:style style:name="T30" style:family="text">
      <style:text-properties officeooo:rsid="00350c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text:span text:style-name="T1">Brihat Ratna Bajracharya</text:span></text:p>
      <text:p text:style-name="P2">Roll No.: 19/075</text:p>
      <text:p text:style-name="P11"><text:span text:style-name="T6">Assignment #</text:span><text:span text:style-name="T7">3</text:span><text:span text:style-name="T6"> </text:span><text:span text:style-name="T8">(Principles of Programming Language)</text:span></text:p>
      <text:p text:style-name="P9"><draw:line text:anchor-type="paragraph" draw:z-index="0" draw:name="Shape1" draw:style-name="gr1" draw:text-style-name="P30" svg:x1="0.0134in" svg:y1="0.0693in" svg:x2="6.6906in" svg:y2="0.0693in"><text:p/></draw:line></text:p>
      <text:h text:style-name="P16" text:outline-level="1"><text:span text:style-name="T9">Question </text:span><text:span text:style-name="T10">1</text:span><text:span text:style-name="T9">: </text:span><text:span text:style-name="T10">Specifications and implementation of vector/array, record, list</text:span><text:span text:style-name="T11">.</text:span></text:h>
      <text:p text:style-name="P4"/>
      <text:h text:style-name="P18" text:outline-level="2">A. Vector/Array</text:h>
      <text:h text:style-name="P19" text:outline-level="3"><text:span text:style-name="T26">A1. Specification of </text:span>Vector/Array</text:h>
      <text:p text:style-name="P5">A vector is a data structure composed of a fixed number of components of the same type organized as a simple linear sequence</text:p>
      <text:p text:style-name="P5">A component of a vector is selected by giving its subscript, an integer (or enumeration value) indicating the position of the components in the sequence. A vector is also termed a one-dimensional array or linear array.</text:p>
      <text:p text:style-name="P5">A two-dimensional array, or matrix, has its components organized into a rectangular grid of rows and columns. Both a row subscript and a column subscript are needed to select a component of a matrix. Multidimensional arrays of three or more dimensions are defined in a similar manner.</text:p>
      <text:p text:style-name="P6"/>
      <text:h text:style-name="P19" text:outline-level="3"><text:span text:style-name="T26">A2. </text:span>Implementation of vectors.</text:h>
      <text:p text:style-name="P6">The homogeneity of components and fixed size of vector make storage and accessing of individual</text:p>
      <text:p text:style-name="P6">components straightforward.</text:p>
      <text:p text:style-name="P6">Packed and unpacked storage representation. A packed storage representation is one in which components of a vector are packed into storage sequentially without regard for placing a component at the beginning of an addressable word or byte of storage.</text:p>
      <text:p text:style-name="P6"/>
      <text:h text:style-name="P18" text:outline-level="2">B. Records</text:h>
      <text:h text:style-name="P19" text:outline-level="3"><text:span text:style-name="T26">B1. Specification of </text:span>Records</text:h>
      <text:p text:style-name="P6">A data structure composed of a fixed number of components of different types is usually termed a</text:p>
      <text:p text:style-name="P6">record. The fundamental difference between a record and an array is that record elements, or fields, are not referenced by indices. Instead, the fields are named with identifiers, and references to the fields are made using these identifiers</text:p>
      <text:p text:style-name="P6"/>
      <text:h text:style-name="P19" text:outline-level="3">B2. Storage Implementation of Records</text:h>
      <text:p text:style-name="P7">The fields of records are stored in adjacent memory locations. But because the sizes of the fields are not necessarily the same, the access method used for arrays is not used for records. Instead, the <text:soft-page-break/>offset address, relative to the beginning of the record, is associated with each field. Field accesses are all handled using these offsets.</text:p>
      <text:p text:style-name="P7"/>
      <text:h text:style-name="P18" text:outline-level="2">C. List</text:h>
      <text:h text:style-name="P19" text:outline-level="3"><text:span text:style-name="T27">C1. </text:span>Specification of Lists</text:h>
      <text:p text:style-name="P8"><text:span text:style-name="T28">L</text:span>ist is an abstract data type that represents a countable number of ordered values <text:span text:style-name="T28">and may contain duplicate values. <text:s/>List data structure may provide some of the following operations:</text:span></text:p>
      <text:list xml:id="list1848544377" text:style-name="L2">
        <text:list-item>
          <text:p text:style-name="P21"><text:span text:style-name="T20">creat</text:span><text:span text:style-name="T23">e</text:span> an empty list;</text:p>
        </text:list-item>
        <text:list-item>
          <text:p text:style-name="P21"><text:span text:style-name="T20">test</text:span> <text:span text:style-name="T29">if the</text:span> list is empty;</text:p>
        </text:list-item>
        <text:list-item>
          <text:p text:style-name="P28"><text:span text:style-name="T17">prepend</text:span><text:span text:style-name="T16"> an element to the</text:span><text:span text:style-name="T15"> list</text:span></text:p>
        </text:list-item>
        <text:list-item>
          <text:p text:style-name="P28"><text:span text:style-name="T18">append</text:span><text:span text:style-name="T15"> an </text:span><text:span text:style-name="T16">element</text:span><text:span text:style-name="T15"> to </text:span><text:span text:style-name="T16">the</text:span><text:span text:style-name="T15"> list</text:span></text:p>
        </text:list-item>
        <text:list-item>
          <text:p text:style-name="P29"><text:span text:style-name="T17">get</text:span><text:span text:style-name="T16"> t</text:span><text:span text:style-name="T15">he first </text:span><text:span text:style-name="T16">element</text:span><text:span text:style-name="T15"> (the "</text:span><text:span text:style-name="T18">head</text:span><text:span text:style-name="T15">") of a list</text:span></text:p>
        </text:list-item>
        <text:list-item>
          <text:p text:style-name="P22"><text:span text:style-name="T23">get</text:span><text:span text:style-name="T29"> </text:span>the list consisting of all the <text:span text:style-name="T29">elements</text:span> except <text:span text:style-name="T29">the head</text:span> (called the "<text:span text:style-name="T20">tail</text:span>" of the list)</text:p>
        </text:list-item>
        <text:list-item>
          <text:p text:style-name="P21"><text:span text:style-name="T20">access</text:span> the element at <text:span text:style-name="T29">the</text:span> given index</text:p>
        </text:list-item>
      </text:list>
      <text:p text:style-name="P7"/>
      <text:h text:style-name="P19" text:outline-level="3"><text:span text:style-name="T27">C2. </text:span>Implementation of Lists</text:h>
      <text:p text:style-name="P8">Lists are implemented either as <text:span text:style-name="T5">linked lists</text:span> (either singly or doubly linked) or as <text:span text:style-name="T5">arrays</text:span>, usually variable length or dynamic arrays.</text:p>
      <text:p text:style-name="P23"><text:span text:style-name="T30">I</text:span>mplementing lists <text:span text:style-name="T30">was </text:span>originat<text:span text:style-name="T30">ed </text:span>with the programming language Lisp <text:span text:style-name="T30">in which </text:span>each element of the list contain both its value and a pointer indicating the location of the next element in the list <text:span text:style-name="T30">(linked list; also a tree if the</text:span> list has nested sublists<text:span text:style-name="T30">)</text:span>. Some older Lisp implementations (<text:span text:style-name="T30">linke in </text:span>Symbolics 3600) also supported "compressed lists" (using CDR coding) which had a special internal representation (invisible to the user).</text:p>
      <text:p text:style-name="P23">Lists can be manipulated using iteration or recursion. The former is often preferred in imperative programming languages, while the latter is the norm in functional languages.</text:p>
      <text:p text:style-name="P8">Lists can <text:span text:style-name="T30">also </text:span>be implemented as self-balancing binary search trees holding index-value pairs, providing equal-time access to any element, taking the <text:span text:style-name="T30">logarithmic </text:span>time in the list's size.</text:p>
      <text:p text:style-name="P8">Lists form the basis for other abstract data types including <text:span text:style-name="T4">queue</text:span>, <text:span text:style-name="T4">stack</text:span>, and their variations. </text:p>
      <text:h text:style-name="P17" text:outline-level="1"><text:span text:style-name="T22">Q</text:span><text:span text:style-name="T20">uestion 2: What is ADT? How is it different from structure data type?</text:span></text:h>
      <text:p text:style-name="P10"/>
      <text:h text:style-name="P18" text:outline-level="2"><text:span text:style-name="T25">A. </text:span>ADT (Abstract Data Type)</text:h>
      <text:p text:style-name="P5">Abstract data types are user-defined data types which have many of the same characteristics of primitive data types.</text:p>
      <text:p text:style-name="P5">1. An abstract data type defines a new type.</text:p>
      <text:p text:style-name="P5">2. The type defines allowable values and operations on those values.</text:p>
      <text:p text:style-name="P5">3. The implementation of data values and their operations are hidden. The only way to manipulate values of an abstract data type is through the operations defined for the type.</text:p>
      <text:p text:style-name="P5"/>
      <text:p text:style-name="P5">The benefits of implementing an ADT are:</text:p>
      <text:p text:style-name="P5"><text:span text:style-name="T4">Abstraction</text:span> means making visible what you want the external world to see and keeping the other details behind the wraps. It hides the complexity in which we decide what information to hide and what to expose.</text:p>
      <text:p text:style-name="P5"><text:span text:style-name="T4">Information hiding</text:span> is making inaccessible certain details which would not affect other parts of the system.</text:p>
      <text:p text:style-name="P15"><text:span text:style-name="T12">Encapsulation</text:span><text:span text:style-name="T13"> is like enclosing in a capsule i.e. enclosing the related operations and data related to an object into that object. Encapsulation is not “the same thing as information hiding”. For example, even though information may be encapsulated within record structures and arrays, this information is usually not hidden and is available for use. Encapsulation </text:span><text:span text:style-name="T14">means just</text:span><text:span text:style-name="T13"> getting a set of operations and data together which belong together and putting them in a capsule.</text:span></text:p>
      <text:p text:style-name="P5"/>
      <text:p text:style-name="P5">Abstraction, information hiding, and encapsulation are different but related. Abstraction is a technique that helps us identify which specific information should be visible, and which information should be hidden. Encapsulation can be thought of as the implementation of the abstract class.</text:p>
      <text:p text:style-name="P3"/>
      <text:h text:style-name="P18" text:outline-level="2"><text:span text:style-name="T25">B. </text:span>Structured Data Types</text:h>
      <text:p text:style-name="P25">A new data type that is constructed as an aggregate of other data types, called components, is termed a structured data type or data structure. A component may be elementary or it may be another data structure(e.g., a component of an array may be a number or it may be a record, character string, or another array).</text:p>
      <text:p text:style-name="P26"/>
      <text:p text:style-name="P12">The major attributes for specifying data structures include<text:span text:style-name="T19">s </text:span>following:</text:p>
      <text:p text:style-name="P12"><text:span text:style-name="T3">1. </text:span><text:span text:style-name="T2">Number of components.</text:span> A data structure may be of fixed size if the number if components is invariant during its lifetime or of variable size. Variable-sized data structure types usually define <text:soft-page-break/>operations that insert and delete components from structures. Arrays and records are common examples of fixed-size data structure types. <text:span text:style-name="T19">And</text:span> stacks, lists, sets, tables and files are examples of variable-size types.</text:p>
      <text:p text:style-name="P12"/>
      <text:p text:style-name="P12"><text:span text:style-name="T3">2. </text:span><text:span text:style-name="T2">Type of each components.</text:span> A data structure is homogeneous if all its components are of the same type. It is heterogeneous if its components are of different types. Ex. Arrays, sets and files are usually homogeneous, whereas records and lists are usually heterogeneous. A data structure type need a selection mechanism for identifying individual components of the</text:p>
      <text:p text:style-name="P12">data structure.</text:p>
      <text:p text:style-name="P12"/>
      <text:h text:style-name="P18" text:outline-level="2"><text:span text:style-name="T25">C. </text:span>ADT v/s Structure Data Type</text:h>
      <text:p text:style-name="P13">The ADT defines the logical form of the data type. The data structure implements the physical form of the data type. <text:span text:style-name="T24">S</text:span>tructure <text:span text:style-name="T24">Data Type</text:span> is the actual representation of the data during the implementation and the algorithms to manipulate the data elements. <text:span text:style-name="T24">Hence, </text:span>ADT is in the logical level and data structure is in the implementation level. <text:span text:style-name="T24">This follows that ADT is implementation independent and Structure Data Type is implementation-dependent.</text:span></text:p>
      <text:p text:style-name="P13">An Abstract Data Type(ADT) is a mathematical model, a way of logically stating a mathematical concept or data structure which may or may not be fully implemented. It is up to the programmer to define the implementation for ADTs or to import them from other headers or libraries.</text:p>
      <text:p text:style-name="P14">For example, some of the ADTs can be implemented as given below:</text:p>
      <text:list xml:id="list686716579" text:style-name="L1">
        <text:list-item>
          <text:p text:style-name="P27"><text:span text:style-name="T20">Stack </text:span>can be implemented using an array or a linked list.</text:p>
        </text:list-item>
        <text:list-item>
          <text:p text:style-name="P27"><text:span text:style-name="T21">P</text:span><text:span text:style-name="T20">riority Queue </text:span>can be implemented using a Binary Heap Data Structure.</text:p>
        </text:list-item>
        <text:list-item>
          <text:p text:style-name="P27"><text:span text:style-name="T21">Ve</text:span><text:span text:style-name="T20">ctor </text:span>can be implemented using an array</text:p>
        </text:list-item>
        <text:list-item>
          <text:p text:style-name="P27"><text:span text:style-name="T20">Map </text:span>can be implemented using a Red-Black Tree or using a Hash Tabl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115%"/>
      <style:text-properties style:font-name="Times New Roman" fo:font-family="'Times New Roman'" style:font-family-generic="roman" style:font-pitch="variable"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fo:line-height="150%"/>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line-height="150%"/>
      <style:text-properties style:font-name="Times New Roman" fo:font-family="'Times New Roman'"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17T06:50:14.387000000</dc:date>
    <meta:editing-duration>PT3H6M25S</meta:editing-duration>
    <meta:editing-cycles>36</meta:editing-cycles>
    <meta:document-statistic meta:table-count="0" meta:image-count="0" meta:object-count="0" meta:page-count="4" meta:paragraph-count="60" meta:word-count="1211" meta:character-count="7442" meta:non-whitespace-character-count="6300"/>
  </office:meta>
</office:document-meta>
</file>